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settings.xml" manifest:media-type="text/xml"/>
  <manifest:file-entry manifest:full-path="manifest.rdf" manifest:media-type="application/rdf+xml"/>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
  <manifest:file-entry manifest:full-path="ObjectReplacements/Object 25" manifest:media-type=""/>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
  <manifest:file-entry manifest:full-path="ObjectReplacements/Object 20" manifest:media-type="application/x-openoffice-gdimetafile;windows_formatname=&quot;GDIMetaFile&quot;"/>
  <manifest:file-entry manifest:full-path="ObjectReplacements/Object 79" manifest:media-type=""/>
  <manifest:file-entry manifest:full-path="ObjectReplacements/Object 10" manifest:media-type="application/x-openoffice-gdimetafile;windows_formatname=&quot;GDIMetaFile&quot;"/>
  <manifest:file-entry manifest:full-path="ObjectReplacements/Object 69" manifest:media-type=""/>
  <manifest:file-entry manifest:full-path="ObjectReplacements/Object 5" manifest:media-type=""/>
  <manifest:file-entry manifest:full-path="ObjectReplacements/Object 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 manifest:media-type=""/>
  <manifest:file-entry manifest:full-path="ObjectReplacements/Object 1" manifest:media-type="application/x-openoffice-gdimetafile;windows_formatname=&quot;GDIMetaFile&quot;"/>
  <manifest:file-entry manifest:full-path="ObjectReplacements/Object 70" manifest:media-type=""/>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 manifest:media-type=""/>
  <manifest:file-entry manifest:full-path="ObjectReplacements/Object 7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11" manifest:media-type=""/>
  <manifest:file-entry manifest:full-path="ObjectReplacements/Object 88" manifest:media-type=""/>
  <manifest:file-entry manifest:full-path="ObjectReplacements/Object 87" manifest:media-type=""/>
  <manifest:file-entry manifest:full-path="ObjectReplacements/Object 86" manifest:media-type=""/>
  <manifest:file-entry manifest:full-path="ObjectReplacements/Object 85" manifest:media-type=""/>
  <manifest:file-entry manifest:full-path="ObjectReplacements/Object 84" manifest:media-type=""/>
  <manifest:file-entry manifest:full-path="ObjectReplacements/Object 67" manifest:media-type=""/>
  <manifest:file-entry manifest:full-path="ObjectReplacements/Object 14" manifest:media-type=""/>
  <manifest:file-entry manifest:full-path="ObjectReplacements/Object 82" manifest:media-type=""/>
  <manifest:file-entry manifest:full-path="ObjectReplacements/Object 49" manifest:media-type=""/>
  <manifest:file-entry manifest:full-path="ObjectReplacements/Object 66" manifest:media-type=""/>
  <manifest:file-entry manifest:full-path="ObjectReplacements/Object 13" manifest:media-type=""/>
  <manifest:file-entry manifest:full-path="ObjectReplacements/Object 81" manifest:media-type=""/>
  <manifest:file-entry manifest:full-path="ObjectReplacements/Object 48" manifest:media-type=""/>
  <manifest:file-entry manifest:full-path="ObjectReplacements/Object 65" manifest:media-type=""/>
  <manifest:file-entry manifest:full-path="ObjectReplacements/Object 12" manifest:media-type=""/>
  <manifest:file-entry manifest:full-path="ObjectReplacements/Object 80" manifest:media-type=""/>
  <manifest:file-entry manifest:full-path="ObjectReplacements/Object 47" manifest:media-type=""/>
  <manifest:file-entry manifest:full-path="ObjectReplacements/Object 83" manifest:media-type=""/>
  <manifest:file-entry manifest:full-path="ObjectReplacements/Object 68" manifest:media-type=""/>
  <manifest:file-entry manifest:full-path="ObjectReplacements/Object 90" manifest:media-type=""/>
  <manifest:file-entry manifest:full-path="ObjectReplacements/Object 15" manifest:media-type=""/>
  <manifest:file-entry manifest:full-path="ObjectReplacements/Object 55" manifest:media-type=""/>
  <manifest:file-entry manifest:full-path="ObjectReplacements/Object 54" manifest:media-type=""/>
  <manifest:file-entry manifest:full-path="ObjectReplacements/Object 53" manifest:media-type=""/>
  <manifest:file-entry manifest:full-path="ObjectReplacements/Object 52" manifest:media-type=""/>
  <manifest:file-entry manifest:full-path="ObjectReplacements/Object 51" manifest:media-type=""/>
  <manifest:file-entry manifest:full-path="ObjectReplacements/Object 50" manifest:media-type=""/>
  <manifest:file-entry manifest:full-path="ObjectReplacements/Object 22" manifest:media-type=""/>
  <manifest:file-entry manifest:full-path="ObjectReplacements/Object 91" manifest:media-type="application/x-openoffice-gdimetafile;windows_formatname=&quot;GDIMetaFile&quot;"/>
  <manifest:file-entry manifest:full-path="ObjectReplacements/Object 16" manifest:media-type=""/>
  <manifest:file-entry manifest:full-path="ObjectReplacements/Object 9" manifest:media-type="application/x-openoffice-gdimetafile;windows_formatname=&quot;GDIMetaFile&quot;"/>
  <manifest:file-entry manifest:full-path="ObjectReplacements/Object 78" manifest:media-type=""/>
  <manifest:file-entry manifest:full-path="ObjectReplacements/Object 8" manifest:media-type=""/>
  <manifest:file-entry manifest:full-path="ObjectReplacements/Object 77" manifest:media-type=""/>
  <manifest:file-entry manifest:full-path="ObjectReplacements/Object 7" manifest:media-type=""/>
  <manifest:file-entry manifest:full-path="ObjectReplacements/Object 76" manifest:media-type=""/>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6">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5">
      <style:paragraph-properties fo:margin-left="0.5in" fo:margin-right="0in" fo:text-indent="-0.25in" style:auto-text-indent="false"/>
    </style:style>
    <style:style style:name="P11" style:family="paragraph" style:parent-style-name="Standard" style:list-style-name="WWNum7">
      <style:paragraph-properties fo:margin-left="0.5in" fo:margin-right="0in" fo:text-indent="-0.25in" style:auto-text-indent="false"/>
    </style:style>
    <style:style style:name="P12" style:family="paragraph" style:parent-style-name="Standard" style:list-style-name="WWNum8">
      <style:paragraph-properties fo:margin-left="0.5in" fo:margin-right="0in" fo:margin-top="0.0398in" fo:margin-bottom="0in" loext:contextual-spacing="false" fo:text-indent="-0.25in" style:auto-text-indent="false"/>
    </style:style>
    <style:style style:name="P13" style:family="paragraph" style:parent-style-name="Standard" style:list-style-name="WWNum8">
      <style:paragraph-properties fo:margin-left="0.5in" fo:margin-right="0in" fo:margin-top="0in" fo:margin-bottom="0in" loext:contextual-spacing="false" fo:text-indent="-0.25in" style:auto-text-indent="false"/>
    </style:style>
    <style:style style:name="P14" style:family="paragraph" style:parent-style-name="Standard" style:list-style-name="WWNum8">
      <style:paragraph-properties fo:margin-left="0.5in" fo:margin-right="0in" fo:margin-top="0in" fo:margin-bottom="0.0429in" loext:contextual-spacing="false" fo:text-indent="-0.25in" style:auto-text-indent="false"/>
    </style:style>
    <style:style style:name="P1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8"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9" style:family="paragraph" style:parent-style-name="Standard">
      <style:paragraph-properties fo:break-before="auto" fo:break-after="auto"/>
    </style:style>
    <style:style style:name="P20" style:family="paragraph" style:parent-style-name="Heading_20_1" style:list-style-name="WWNum2"/>
    <style:style style:name="P2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style:text-underline-style="none"/>
    </style:style>
    <style:style style:name="T10" style:family="text">
      <style:text-properties style:text-underline-style="solid" style:text-underline-width="auto" style:text-underline-color="font-color" fo:font-weight="bold" style:font-weight-asian="bold"/>
    </style:style>
    <style:style style:name="T1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aczyuw2yex2w"/><text:span text:style-name="T1">Sistemas Informáticos (Computer Systems)</text:span><text:span text:style-name="T2"><text:line-break/></text:span><text:span text:style-name="T3">Unit 02. Activities 01</text:span></text:p>
      <text:p text:style-name="P1"><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 Alfredo Oltra</text:span><draw:frame draw:style-name="fr3" draw:name="image1.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September 2022</text:span></text:p>
      <text:p text:style-name="P5"/>
      <text:p text:style-name="P4"><text:span text:style-name="T6">Unit 02. Activities 01</text:span></text:p>
      <text:list xml:id="list3748078983" text:style-name="WWNum2">
        <text:list-item>
          <text:p text:style-name="P20"><text:bookmark text:name="_dbh0n1vac4c8"/>Exercise 01</text:p>
        </text:list-item>
      </text:list>
      <text:p text:style-name="Standard">Convert to decimal the following values: <text:s text:c="3"/></text:p>
      <text:list xml:id="list1913795037" text:style-name="WWNum4">
        <text:list-item>
          <text:p text:style-name="P6"><draw:frame draw:style-name="fr4" text:anchor-type="as-char" svg:width="0.452in" svg:height="0.1866in" draw:z-index="0"><draw:object xlink:href="./Object 2" xlink:type="simple" xlink:show="embed" xlink:actuate="onLoad"/><draw:image xlink:href="./ObjectReplacements/Object 2" xlink:type="simple" xlink:show="embed" xlink:actuate="onLoad"/></draw:frame><text:s/><text:tab/> b) <draw:frame draw:style-name="fr4" text:anchor-type="as-char" svg:width="0.6146in" svg:height="0.1866in" draw:z-index="0"><draw:object xlink:href="./Object 4" xlink:type="simple" xlink:show="embed" xlink:actuate="onLoad"/><draw:image xlink:href="./ObjectReplacements/Object 4" xlink:type="simple" xlink:show="embed" xlink:actuate="onLoad"/></draw:frame><text:s text:c="4"/>c) <draw:frame draw:style-name="fr4" text:anchor-type="as-char" svg:width="0.4543in" svg:height="0.1866in" draw:z-index="0"><draw:object xlink:href="./Object 6" xlink:type="simple" xlink:show="embed" xlink:actuate="onLoad"/><draw:image xlink:href="./ObjectReplacements/Object 6" xlink:type="simple" xlink:show="embed" xlink:actuate="onLoad"/></draw:frame><text:s text:c="4"/>d) <draw:frame draw:style-name="fr4" text:anchor-type="as-char" svg:width="0.9098in" svg:height="0.1866in" draw:z-index="0"><draw:object xlink:href="./Object 8" xlink:type="simple" xlink:show="embed" xlink:actuate="onLoad"/><draw:image xlink:href="./ObjectReplacements/Object 8" xlink:type="simple" xlink:show="embed" xlink:actuate="onLoad"/></draw:frame><text:s text:c="4"/>e) <draw:frame draw:style-name="fr4" text:anchor-type="as-char" svg:width="0.45in" svg:height="0.1866in" draw:z-index="0"><draw:object xlink:href="./Object 10" xlink:type="simple" xlink:show="embed" xlink:actuate="onLoad"/><draw:image xlink:href="./ObjectReplacements/Object 10" xlink:type="simple" xlink:show="embed" xlink:actuate="onLoad"/></draw:frame><text:s text:c="3"/></text:p>
        </text:list-item>
      </text:list>
      <text:list xml:id="list55945807652443" text:continue-list="list3748078983" text:style-name="WWNum2">
        <text:list-item>
          <text:p text:style-name="P20"><text:bookmark text:name="_awp2owkgdms7"/>Exercise 02</text:p>
        </text:list-item>
      </text:list>
      <text:p text:style-name="Standard">Convert to binary the following values: <text:s text:c="3"/></text:p>
      <text:list xml:id="list1620344696" text:style-name="WWNum1">
        <text:list-item>
          <text:p text:style-name="P7"><draw:frame draw:style-name="fr4" text:anchor-type="as-char" svg:width="0.189in" svg:height="0.1866in" draw:z-index="0"><draw:object xlink:href="./Object 12" xlink:type="simple" xlink:show="embed" xlink:actuate="onLoad"/><draw:image xlink:href="./ObjectReplacements/Object 12" xlink:type="simple" xlink:show="embed" xlink:actuate="onLoad"/></draw:frame><text:s text:c="2"/>b)<draw:frame draw:style-name="fr4" text:anchor-type="as-char" svg:width="0.3681in" svg:height="0.1866in" draw:z-index="0"><draw:object xlink:href="./Object 14" xlink:type="simple" xlink:show="embed" xlink:actuate="onLoad"/><draw:image xlink:href="./ObjectReplacements/Object 14" xlink:type="simple" xlink:show="embed" xlink:actuate="onLoad"/></draw:frame> <text:s text:c="2"/>c) <draw:frame draw:style-name="fr4" text:anchor-type="as-char" svg:width="0.578in" svg:height="0.1866in" draw:z-index="0"><draw:object xlink:href="./Object 16" xlink:type="simple" xlink:show="embed" xlink:actuate="onLoad"/><draw:image xlink:href="./ObjectReplacements/Object 16" xlink:type="simple" xlink:show="embed" xlink:actuate="onLoad"/></draw:frame><text:s text:c="3"/>d) <draw:frame draw:style-name="fr4" text:anchor-type="as-char" svg:width="0.372in" svg:height="0.1866in" draw:z-index="0"><draw:object xlink:href="./Object 18" xlink:type="simple" xlink:show="embed" xlink:actuate="onLoad"/><draw:image xlink:href="./ObjectReplacements/Object 18" xlink:type="simple" xlink:show="embed" xlink:actuate="onLoad"/></draw:frame><text:tab/> e) <draw:frame draw:style-name="fr4" text:anchor-type="as-char" svg:width="0.6646in" svg:height="0.1866in" draw:z-index="0"><draw:object xlink:href="./Object 20" xlink:type="simple" xlink:show="embed" xlink:actuate="onLoad"/><draw:image xlink:href="./ObjectReplacements/Object 20" xlink:type="simple" xlink:show="embed" xlink:actuate="onLoad"/></draw:frame></text:p>
        </text:list-item>
      </text:list>
      <text:list xml:id="list55947403894237" text:continue-list="list55945807652443" text:style-name="WWNum2">
        <text:list-item>
          <text:p text:style-name="P20"><text:bookmark text:name="_z2d7rmx4806a"/>Exercise 03</text:p>
        </text:list-item>
      </text:list>
      <text:p text:style-name="Standard">Convert to hex the following values: <text:s text:c="3"/></text:p>
      <text:list xml:id="list2840854964" text:style-name="WWNum6">
        <text:list-item>
          <text:p text:style-name="P8"><draw:frame draw:style-name="fr4" text:anchor-type="as-char" svg:width="0.8681in" svg:height="0.1866in" draw:z-index="0"><draw:object xlink:href="./Object 22" xlink:type="simple" xlink:show="embed" xlink:actuate="onLoad"/><draw:image xlink:href="./ObjectReplacements/Object 22" xlink:type="simple" xlink:show="embed" xlink:actuate="onLoad"/></draw:frame><text:s text:c="4"/>b) <draw:frame draw:style-name="fr4" text:anchor-type="as-char" svg:width="0.9555in" svg:height="0.1866in" draw:z-index="0"><draw:object xlink:href="./Object 24" xlink:type="simple" xlink:show="embed" xlink:actuate="onLoad"/><draw:image xlink:href="./ObjectReplacements/Object 24" xlink:type="simple" xlink:show="embed" xlink:actuate="onLoad"/></draw:frame><text:s text:c="4"/>c) <draw:frame draw:style-name="fr4" text:anchor-type="as-char" svg:width="0.7016in" svg:height="0.1866in" draw:z-index="0"><draw:object xlink:href="./Object 26" xlink:type="simple" xlink:show="embed" xlink:actuate="onLoad"/><draw:image xlink:href="./ObjectReplacements/Object 26" xlink:type="simple" xlink:show="embed" xlink:actuate="onLoad"/></draw:frame><text:s text:c="2"/>d) <draw:frame draw:style-name="fr4" text:anchor-type="as-char" svg:width="0.5146in" svg:height="0.1866in" draw:z-index="0"><draw:object xlink:href="./Object 28" xlink:type="simple" xlink:show="embed" xlink:actuate="onLoad"/><draw:image xlink:href="./ObjectReplacements/Object 28" xlink:type="simple" xlink:show="embed" xlink:actuate="onLoad"/></draw:frame><text:s text:c="4"/></text:p>
        </text:list-item>
      </text:list>
      <text:list xml:id="list55947395504940" text:continue-list="list55947403894237" text:style-name="WWNum2">
        <text:list-item>
          <text:p text:style-name="P20"><text:bookmark text:name="_u5riz62ql0kp"/>Exercise 04</text:p>
        </text:list-item>
      </text:list>
      <text:p text:style-name="Standard">Convert to binary the following values: <text:s text:c="3"/></text:p>
      <text:p text:style-name="Standard"><text:s text:c="4"/>a) <draw:frame draw:style-name="fr4" text:anchor-type="as-char" svg:width="0.5445in" svg:height="0.1866in" draw:z-index="0"><draw:object xlink:href="./Object 30" xlink:type="simple" xlink:show="embed" xlink:actuate="onLoad"/><draw:image xlink:href="./ObjectReplacements/Object 30" xlink:type="simple" xlink:show="embed" xlink:actuate="onLoad"/></draw:frame><text:s text:c="4"/>b) <draw:frame draw:style-name="fr4" text:anchor-type="as-char" svg:width="0.461in" svg:height="0.1866in" draw:z-index="0"><draw:object xlink:href="./Object 32" xlink:type="simple" xlink:show="embed" xlink:actuate="onLoad"/><draw:image xlink:href="./ObjectReplacements/Object 32" xlink:type="simple" xlink:show="embed" xlink:actuate="onLoad"/></draw:frame><text:s text:c="4"/>c) <draw:frame draw:style-name="fr4" text:anchor-type="as-char" svg:width="0.4154in" svg:height="0.1866in" draw:z-index="0"><draw:object xlink:href="./Object 34" xlink:type="simple" xlink:show="embed" xlink:actuate="onLoad"/><draw:image xlink:href="./ObjectReplacements/Object 34" xlink:type="simple" xlink:show="embed" xlink:actuate="onLoad"/></draw:frame><text:s text:c="5"/>d) <draw:frame draw:style-name="fr4" text:anchor-type="as-char" svg:width="0.3736in" svg:height="0.1866in" draw:z-index="0"><draw:object xlink:href="./Object 36" xlink:type="simple" xlink:show="embed" xlink:actuate="onLoad"/><draw:image xlink:href="./ObjectReplacements/Object 36" xlink:type="simple" xlink:show="embed" xlink:actuate="onLoad"/></draw:frame><text:s/><text:tab/> e) <draw:frame draw:style-name="fr4" text:anchor-type="as-char" svg:width="0.5134in" svg:height="0.1866in" draw:z-index="0"><draw:object xlink:href="./Object 38" xlink:type="simple" xlink:show="embed" xlink:actuate="onLoad"/><draw:image xlink:href="./ObjectReplacements/Object 38" xlink:type="simple" xlink:show="embed" xlink:actuate="onLoad"/></draw:frame><text:s text:c="4"/></text:p>
      <text:list xml:id="list55946668839055" text:continue-numbering="true" text:style-name="WWNum2">
        <text:list-item>
          <text:p text:style-name="P20"><text:bookmark text:name="_u5b8i978ww6p"/>Exercise 05</text:p>
        </text:list-item>
      </text:list>
      <text:p text:style-name="Standard">Convert to octal the following values: <text:s text:c="3"/></text:p>
      <text:p text:style-name="Standard"><text:s text:c="4"/>a) <text:s/><draw:frame draw:style-name="fr4" text:anchor-type="as-char" svg:width="0.6189in" svg:height="0.1866in" draw:z-index="0"><draw:object xlink:href="./Object 40" xlink:type="simple" xlink:show="embed" xlink:actuate="onLoad"/><draw:image xlink:href="./ObjectReplacements/Object 40" xlink:type="simple" xlink:show="embed" xlink:actuate="onLoad"/></draw:frame><text:s text:c="4"/>b) <draw:frame draw:style-name="fr4" text:anchor-type="as-char" svg:width="0.5228in" svg:height="0.1866in" draw:z-index="0"><draw:object xlink:href="./Object 42" xlink:type="simple" xlink:show="embed" xlink:actuate="onLoad"/><draw:image xlink:href="./ObjectReplacements/Object 42" xlink:type="simple" xlink:show="embed" xlink:actuate="onLoad"/></draw:frame><text:s text:c="4"/>c) <draw:frame draw:style-name="fr4" text:anchor-type="as-char" svg:width="0.6102in" svg:height="0.1866in" draw:z-index="0"><draw:object xlink:href="./Object 44" xlink:type="simple" xlink:show="embed" xlink:actuate="onLoad"/><draw:image xlink:href="./ObjectReplacements/Object 44" xlink:type="simple" xlink:show="embed" xlink:actuate="onLoad"/></draw:frame><text:s text:c="3"/>d) <draw:frame draw:style-name="fr4" text:anchor-type="as-char" svg:width="0.3736in" svg:height="0.1866in" draw:z-index="0"><draw:object xlink:href="./Object 46" xlink:type="simple" xlink:show="embed" xlink:actuate="onLoad"/><draw:image xlink:href="./ObjectReplacements/Object 46" xlink:type="simple" xlink:show="embed" xlink:actuate="onLoad"/></draw:frame><text:s/>e) <draw:frame draw:style-name="fr4" text:anchor-type="as-char" svg:width="0.7783in" svg:height="0.1866in" draw:z-index="0"><draw:object xlink:href="./Object 48" xlink:type="simple" xlink:show="embed" xlink:actuate="onLoad"/><draw:image xlink:href="./ObjectReplacements/Object 48" xlink:type="simple" xlink:show="embed" xlink:actuate="onLoad"/></draw:frame></text:p>
      <text:list xml:id="list55947201986790" text:continue-numbering="true" text:style-name="WWNum2">
        <text:list-item>
          <text:p text:style-name="P20"><text:bookmark text:name="_bptuwnym5fsv"/>Exercise 06</text:p>
        </text:list-item>
      </text:list>
      <text:p text:style-name="Standard">Convert to binary the following values: <text:s text:c="3"/></text:p>
      <text:list xml:id="list4179184328" text:style-name="WWNum3">
        <text:list-item>
          <text:p text:style-name="P9"><draw:frame draw:style-name="fr4" text:anchor-type="as-char" svg:width="0.3665in" svg:height="0.1866in" draw:z-index="0"><draw:object xlink:href="./Object 50" xlink:type="simple" xlink:show="embed" xlink:actuate="onLoad"/><draw:image xlink:href="./ObjectReplacements/Object 50" xlink:type="simple" xlink:show="embed" xlink:actuate="onLoad"/></draw:frame><text:s text:c="4"/>b) <draw:frame draw:style-name="fr4" text:anchor-type="as-char" svg:width="0.4638in" svg:height="0.1866in" draw:z-index="0"><draw:object xlink:href="./Object 52" xlink:type="simple" xlink:show="embed" xlink:actuate="onLoad"/><draw:image xlink:href="./ObjectReplacements/Object 52" xlink:type="simple" xlink:show="embed" xlink:actuate="onLoad"/></draw:frame><text:s text:c="4"/>c) <draw:frame draw:style-name="fr4" text:anchor-type="as-char" svg:width="0.3736in" svg:height="0.1866in" draw:z-index="0"><draw:object xlink:href="./Object 54" xlink:type="simple" xlink:show="embed" xlink:actuate="onLoad"/><draw:image xlink:href="./ObjectReplacements/Object 54" xlink:type="simple" xlink:show="embed" xlink:actuate="onLoad"/></draw:frame><text:s text:c="3"/>d) <draw:frame draw:style-name="fr4" text:anchor-type="as-char" svg:width="0.4591in" svg:height="0.1866in" draw:z-index="0"><draw:object xlink:href="./Object 56" xlink:type="simple" xlink:show="embed" xlink:actuate="onLoad"/><draw:image xlink:href="./ObjectReplacements/Object 56" xlink:type="simple" xlink:show="embed" xlink:actuate="onLoad"/></draw:frame><text:s text:c="2"/>e) <draw:frame draw:style-name="fr4" text:anchor-type="as-char" svg:width="0.3602in" svg:height="0.1866in" draw:z-index="0"><draw:object xlink:href="./Object 58" xlink:type="simple" xlink:show="embed" xlink:actuate="onLoad"/><draw:image xlink:href="./ObjectReplacements/Object 58" xlink:type="simple" xlink:show="embed" xlink:actuate="onLoad"/></draw:frame></text:p>
        </text:list-item>
      </text:list>
      <text:list xml:id="list55947234845579" text:continue-list="list55947201986790" text:style-name="WWNum2">
        <text:list-item>
          <text:p text:style-name="P20"><text:bookmark text:name="_l7y3k8u8ucld"/>Exercise 07</text:p>
        </text:list-item>
      </text:list>
      <text:p text:style-name="Standard">Convert to decimal the following values: <text:s text:c="3"/></text:p>
      <text:list xml:id="list635850582" text:style-name="WWNum5">
        <text:list-item>
          <text:p text:style-name="P10"><draw:frame draw:style-name="fr4" text:anchor-type="as-char" svg:width="0.5689in" svg:height="0.1866in" draw:z-index="0"><draw:object xlink:href="./Object 60" xlink:type="simple" xlink:show="embed" xlink:actuate="onLoad"/><draw:image xlink:href="./ObjectReplacements/Object 60" xlink:type="simple" xlink:show="embed" xlink:actuate="onLoad"/></draw:frame><text:s text:c="4"/>b) <draw:frame draw:style-name="fr4" text:anchor-type="as-char" svg:width="0.4591in" svg:height="0.1866in" draw:z-index="0"><draw:object xlink:href="./Object 62" xlink:type="simple" xlink:show="embed" xlink:actuate="onLoad"/><draw:image xlink:href="./ObjectReplacements/Object 62" xlink:type="simple" xlink:show="embed" xlink:actuate="onLoad"/></draw:frame><text:s text:c="4"/>c) <draw:frame draw:style-name="fr4" text:anchor-type="as-char" svg:width="0.4591in" svg:height="0.1866in" draw:z-index="0"><draw:object xlink:href="./Object 64" xlink:type="simple" xlink:show="embed" xlink:actuate="onLoad"/><draw:image xlink:href="./ObjectReplacements/Object 64" xlink:type="simple" xlink:show="embed" xlink:actuate="onLoad"/></draw:frame><text:s text:c="4"/>d) <draw:frame draw:style-name="fr4" text:anchor-type="as-char" svg:width="0.5701in" svg:height="0.1866in" draw:z-index="0"><draw:object xlink:href="./Object 66" xlink:type="simple" xlink:show="embed" xlink:actuate="onLoad"/><draw:image xlink:href="./ObjectReplacements/Object 66" xlink:type="simple" xlink:show="embed" xlink:actuate="onLoad"/></draw:frame></text:p>
        </text:list-item>
      </text:list>
      <text:list xml:id="list55945849008318" text:continue-list="list55947234845579" text:style-name="WWNum2">
        <text:list-item>
          <text:p text:style-name="P20"><text:bookmark text:name="_2zsdjvd1y4i1"/>Exercise 08</text:p>
        </text:list-item>
      </text:list>
      <text:p text:style-name="Standard">Convert to hex the following values: <text:s text:c="3"/></text:p>
      <text:list xml:id="list1943004849" text:style-name="WWNum7">
        <text:list-item>
          <text:p text:style-name="P11"><draw:frame draw:style-name="fr4" text:anchor-type="as-char" svg:width="0.289in" svg:height="0.1866in" draw:z-index="0"><draw:object xlink:href="./Object 68" xlink:type="simple" xlink:show="embed" xlink:actuate="onLoad"/><draw:image xlink:href="./ObjectReplacements/Object 68" xlink:type="simple" xlink:show="embed" xlink:actuate="onLoad"/></draw:frame><text:s text:c="3"/><text:tab/> b) <draw:frame draw:style-name="fr4" text:anchor-type="as-char" svg:width="0.3756in" svg:height="0.1866in" draw:z-index="0"><draw:object xlink:href="./Object 70" xlink:type="simple" xlink:show="embed" xlink:actuate="onLoad"/><draw:image xlink:href="./ObjectReplacements/Object 70" xlink:type="simple" xlink:show="embed" xlink:actuate="onLoad"/></draw:frame><text:s text:c="4"/>c) <draw:frame draw:style-name="fr4" text:anchor-type="as-char" svg:width="0.372in" svg:height="0.1866in" draw:z-index="0"><draw:object xlink:href="./Object 72" xlink:type="simple" xlink:show="embed" xlink:actuate="onLoad"/><draw:image xlink:href="./ObjectReplacements/Object 72" xlink:type="simple" xlink:show="embed" xlink:actuate="onLoad"/></draw:frame><text:s text:c="4"/>d)<draw:frame draw:style-name="fr4" text:anchor-type="as-char" svg:width="0.3807in" svg:height="0.1866in" draw:z-index="0"><draw:object xlink:href="./Object 74" xlink:type="simple" xlink:show="embed" xlink:actuate="onLoad"/><draw:image xlink:href="./ObjectReplacements/Object 74" xlink:type="simple" xlink:show="embed" xlink:actuate="onLoad"/></draw:frame></text:p>
        </text:list-item>
      </text:list>
      <text:list xml:id="list55946349815930" text:continue-list="list55945849008318" text:style-name="WWNum2">
        <text:list-item>
          <text:p text:style-name="P20"><text:bookmark text:name="_4obtdwnqf75u"/>Exercise 09</text:p>
        </text:list-item>
      </text:list>
      <text:p text:style-name="Standard">Convert to octal the following values: <text:s text:c="3"/></text:p>
      <text:p text:style-name="Standard"><text:s text:c="4"/>a)<draw:frame draw:style-name="fr4" text:anchor-type="as-char" svg:width="0.289in" svg:height="0.1866in" draw:z-index="0"><draw:object xlink:href="./Object 76" xlink:type="simple" xlink:show="embed" xlink:actuate="onLoad"/><draw:image xlink:href="./ObjectReplacements/Object 76" xlink:type="simple" xlink:show="embed" xlink:actuate="onLoad"/></draw:frame> <text:s text:c="3"/>b) <draw:frame draw:style-name="fr4" text:anchor-type="as-char" svg:width="0.3756in" svg:height="0.1866in" draw:z-index="0"><draw:object xlink:href="./Object 78" xlink:type="simple" xlink:show="embed" xlink:actuate="onLoad"/><draw:image xlink:href="./ObjectReplacements/Object 78" xlink:type="simple" xlink:show="embed" xlink:actuate="onLoad"/></draw:frame><text:s text:c="4"/>c) <draw:frame draw:style-name="fr4" text:anchor-type="as-char" svg:width="0.372in" svg:height="0.1866in" draw:z-index="0"><draw:object xlink:href="./Object 80" xlink:type="simple" xlink:show="embed" xlink:actuate="onLoad"/><draw:image xlink:href="./ObjectReplacements/Object 80" xlink:type="simple" xlink:show="embed" xlink:actuate="onLoad"/></draw:frame><text:s text:c="4"/>d)<draw:frame draw:style-name="fr4" text:anchor-type="as-char" svg:width="0.3807in" svg:height="0.1866in" draw:z-index="0"><draw:object xlink:href="./Object 82" xlink:type="simple" xlink:show="embed" xlink:actuate="onLoad"/><draw:image xlink:href="./ObjectReplacements/Object 82" xlink:type="simple" xlink:show="embed" xlink:actuate="onLoad"/></draw:frame></text:p>
      <text:list xml:id="list55946941405284" text:continue-numbering="true" text:style-name="WWNum2">
        <text:list-item>
          <text:p text:style-name="P20"><text:bookmark text:name="_u1nnpjlo24ab"/>Exercise 10</text:p>
        </text:list-item>
      </text:list>
      <text:p text:style-name="Standard">Add the numbers 45 + 31 in binary code. Check the result by performing the conversion to decimal.</text:p>
      <text:list xml:id="list55946869149202" text:continue-numbering="true" text:style-name="WWNum2">
        <text:list-item>
          <text:p text:style-name="P20"><text:bookmark text:name="_6ssb7uvma63s"/>Exercise 11</text:p>
        </text:list-item>
      </text:list>
      <text:p text:style-name="Standard">Subtract the numbers 80 – 46 in binary code. Check the result by performing the conversion to decimal.</text:p>
      <text:list xml:id="list55946315690862" text:continue-numbering="true" text:style-name="WWNum2">
        <text:list-item>
          <text:p text:style-name="P20"><text:bookmark text:name="_susu9cpbvsgi"/>Exercise 12</text:p>
        </text:list-item>
      </text:list>
      <text:p text:style-name="Standard">Subtract the numbers 109 – 23 in binary code. Check the result by performing the conversion to decimal.</text:p>
      <text:list xml:id="list55947197783429" text:continue-numbering="true" text:style-name="WWNum2">
        <text:list-item>
          <text:p text:style-name="P20"><text:bookmark text:name="_gzo6vivjwn8l"/>Exercise 13</text:p>
        </text:list-item>
      </text:list>
      <text:p text:style-name="Standard">Multiply the numbers 30 * 6 in binary code. Check the result by performing the conversion to decimal.</text:p>
      <text:list xml:id="list55947129608568" text:continue-numbering="true" text:style-name="WWNum2">
        <text:list-item>
          <text:p text:style-name="P20"><text:bookmark text:name="_ilsfotldcieo"/>Exercise 14</text:p>
        </text:list-item>
      </text:list>
      <text:p text:style-name="Standard">What is the negative representation of 58 in binary code? Give the result in sign and magnitude, 1's complement, 2's complement and Excess-K with K = <draw:frame draw:style-name="fr4" text:anchor-type="as-char" svg:width="0.2693in" svg:height="0.2075in" draw:z-index="0"><draw:object xlink:href="./Object 84" xlink:type="simple" xlink:show="embed" xlink:actuate="onLoad"/><draw:image xlink:href="./ObjectReplacements/Object 84" xlink:type="simple" xlink:show="embed" xlink:actuate="onLoad"/></draw:frame>, all for a value of 8-bit word.</text:p>
      <text:list xml:id="list55947487904822" text:continue-numbering="true" text:style-name="WWNum2">
        <text:list-item>
          <text:p text:style-name="P20"><text:bookmark text:name="_5yi9jpqbxjdv"/>Exercise 15</text:p>
        </text:list-item>
      </text:list>
      <text:p text:style-name="Standard">What is the decimal value of 10101010 if it is represented using Excess-K with K = 2n-1?</text:p>
      <text:list xml:id="list55947869346843" text:continue-numbering="true" text:style-name="WWNum2">
        <text:list-item>
          <text:p text:style-name="P20"><text:bookmark text:name="_eq9gekhtlilt"/>Exercise 16</text:p>
        </text:list-item>
      </text:list>
      <text:p text:style-name="Standard"><text:soft-page-break/>Perform the following logical operations: <text:s text:c="4"/></text:p>
      <text:p text:style-name="Standard">a) NOT (10001001 OR 10111001) <text:s text:c="2"/><text:tab/> b) 11011011 XOR 10111001 <text:s text:c="4"/></text:p>
      <text:p text:style-name="Standard">c) 00000111 AND 11111111 <text:s text:c="2"/><text:tab/> d) 00000111 XOR 11111111 <text:s text:c="4"/></text:p>
      <text:list xml:id="list55947556527959" text:continue-numbering="true" text:style-name="WWNum2">
        <text:list-item>
          <text:p text:style-name="P20"><text:bookmark text:name="_7wfc6s6s3czi"/>Exercise 17</text:p>
        </text:list-item>
      </text:list>
      <text:p text:style-name="Standard">How many bits we need to represent the number 62?</text:p>
      <text:list xml:id="list55947104112088" text:continue-numbering="true" text:style-name="WWNum2">
        <text:list-item>
          <text:p text:style-name="P20"><text:bookmark text:name="_gbrjvtdwsgea"/>Exercise 18</text:p>
        </text:list-item>
      </text:list>
      <text:p text:style-name="Standard">With a 12 bits binary number, how many numbers can we represent?</text:p>
      <text:list xml:id="list55947559730905" text:continue-numbering="true" text:style-name="WWNum2">
        <text:list-item>
          <text:p text:style-name="P20"><text:bookmark text:name="_x1xpy9qsiqli"/>Exercise 19</text:p>
        </text:list-item>
      </text:list>
      <text:p text:style-name="Standard">What is UNICODE? How many bits use it to encode?</text:p>
      <text:p text:style-name="Standard"/>
      <text:list xml:id="list55946644506347" text:continue-numbering="true" text:style-name="WWNum2">
        <text:list-item>
          <text:p text:style-name="P20"><text:bookmark text:name="_8w8rxkcoc6rk"/>Exercise 20</text:p>
        </text:list-item>
      </text:list>
      <text:p text:style-name="Standard">Encode in decimal, octal and hex the phrase “Sistemas de representación” using the ASCII code. <text:span text:style-name="T10">Note that the ó is accentuated.</text:span></text:p>
      <text:list xml:id="list55946358484637" text:continue-numbering="true" text:style-name="WWNum2">
        <text:list-item>
          <text:p text:style-name="P20"><text:bookmark text:name="_qlnugwdb8bp2"/>Exercise 21</text:p>
        </text:list-item>
      </text:list>
      <text:p text:style-name="Standard">What is the decimal value of C19E0000? The number is represented using 32 bits IEEE754 format.</text:p>
      <text:list xml:id="list55947542557865" text:continue-numbering="true" text:style-name="WWNum2">
        <text:list-item>
          <text:p text:style-name="P20"><text:bookmark text:name="_m8as2aums6i0"/>Exercise 22</text:p>
        </text:list-item>
      </text:list>
      <text:p text:style-name="Standard">Perform the following conversions: <text:s text:c="4"/></text:p>
      <text:p text:style-name="Standard">a) 34 TB → MB <text:s text:c="3"/>b) 1200 GB → EB <text:s text:c="3"/>c) <text:s/>100 Mb → kB <text:s text:c="3"/>d) <text:s text:c="2"/>6Mb/s → GB/week</text:p>
      <text:list xml:id="list55947082747269" text:continue-numbering="true" text:style-name="WWNum2">
        <text:list-item>
          <text:p text:style-name="P20"><text:bookmark text:name="_zexvtdrlxr10"/>Exercise 23</text:p>
        </text:list-item>
      </text:list>
      <text:p text:style-name="Standard">Divide the numbers 105/5 in binary code. Check the result by performing the conversion to decimal.</text:p>
      <text:list xml:id="list55947385419624" text:continue-numbering="true" text:style-name="WWNum2">
        <text:list-item>
          <text:p text:style-name="P20"><text:bookmark text:name="_lekwk0g48g3k"/>Exercise 24</text:p>
        </text:list-item>
      </text:list>
      <text:p text:style-name="Standard">How long will it take (maximum) to download a 3.5 GB film if your Internet provider tells you that it provides 100 Mb/s ? And if they told you that the error rate is 5% ?</text:p>
      <text:list xml:id="list55945777333064" text:continue-numbering="true" text:style-name="WWNum2">
        <text:list-item>
          <text:p text:style-name="P20"><text:bookmark text:name="_bbcv0vk09mj1"/>Exercise 25</text:p>
        </text:list-item>
      </text:list>
      <text:p text:style-name="Standard">In computer systems, when representing a colour an RGB coding is used, so that any colour is defined by the amount of Red, Green and Blue that it contains. The range of values each component can take depends on what is called colour depth, but a general value could be 255 (or 11111111 or FF). In this way the red colour would be represented by 255,0,0 or<draw:frame draw:style-name="fr4" text:anchor-type="as-char" svg:width="2.4075in" svg:height="0.1866in" draw:z-index="0"><draw:object xlink:href="./Object 86" xlink:type="simple" xlink:show="embed" xlink:actuate="onLoad"/><draw:image xlink:href="./ObjectReplacements/Object 86" xlink:type="simple" xlink:show="embed" xlink:actuate="onLoad"/></draw:frame> o <draw:frame draw:style-name="fr4" text:anchor-type="as-char" svg:width="0.6972in" svg:height="0.1866in" draw:z-index="0"><draw:object xlink:href="./Object 88" xlink:type="simple" xlink:show="embed" xlink:actuate="onLoad"/><draw:image xlink:href="./ObjectReplacements/Object 88" xlink:type="simple" xlink:show="embed" xlink:actuate="onLoad"/></draw:frame><text:s/>and an orange would be something like 255,128,0 or <draw:frame draw:style-name="fr4" text:anchor-type="as-char" svg:width="3.8138in" svg:height="0.1866in" draw:z-index="0"><draw:object xlink:href="./Object 90" xlink:type="simple" xlink:show="embed" xlink:actuate="onLoad"/><draw:image xlink:href="./ObjectReplacements/Object 90" xlink:type="simple" xlink:show="embed" xlink:actuate="onLoad"/></draw:frame><text:s/>o <draw:frame draw:style-name="fr4" text:anchor-type="as-char" svg:width="0.6972in" svg:height="0.1866in" draw:z-index="0"><draw:object xlink:href="./Object 92" xlink:type="simple" xlink:show="embed" xlink:actuate="onLoad"/><draw:image xlink:href="./ObjectReplacements/Object 92" xlink:type="simple" xlink:show="embed" xlink:actuate="onLoad"/></draw:frame>.</text:p>
      <text:p text:style-name="Standard">With this information, you must draw (with colours, obviously), the image that represents the binary code that is indicated below. To do this, use the HTML code provided.</text:p>
      <text:p text:style-name="Standard">The only thing you have to do is change the colour by the code in each of the &lt;td&gt; of the code.</text:p>
      <text:p text:style-name="Standard">By default, is green (#00FF00). The image is 6 x 6 pixels (or cells ;) :</text:p>
      <text:p text:style-name="Standard"/>
      <text:p text:style-name="Standard">000000001111111100000000 <text:s/>000000001111111100000000 <text:s/>000000001111101000101000 <text:s/></text:p>
      <text:p text:style-name="Standard">000000001111101000101000 <text:s/>000000001111111100000000 <text:s/>000000001111111100000000</text:p>
      <text:p text:style-name="Standard">000000001111111100000000 <text:s/>000000001111101000101000 <text:s/>101010101010101011111111</text:p>
      <text:p text:style-name="Standard">101010101010101011111111 <text:s/>000000001111101000101000 <text:s/>000000001111111100000000 <text:s/></text:p>
      <text:p text:style-name="Standard">000000001111111100000000 <text:s/>000000001111101000101000 <text:s/>101010101010101011111111</text:p>
      <text:p text:style-name="Standard">101010101010101011111111 <text:s/>000000001111101000101000 <text:s/>000000001111111100000000 <text:s/></text:p>
      <text:p text:style-name="Standard">000000001111111100000000 <text:s/>000000001111101000101000 <text:s/>000000001111101000101000 <text:s/></text:p>
      <text:p text:style-name="Standard">000000001111101000101000 <text:s/>000000001111101000101000 <text:s/>000000001111111100000000</text:p>
      <text:p text:style-name="Standard">000000001111111100000000 <text:s/>111011101110111010101010 <text:s/>111011101110111010101010</text:p>
      <text:p text:style-name="Standard">111011101110111010101010 <text:s/>111011101110111010101010 <text:s/>000000001111111100000000</text:p>
      <text:p text:style-name="Standard">111011101101110101100110 <text:s/>000000001111111100000000 <text:s/>111011101101110101100110 <text:s/></text:p>
      <text:p text:style-name="Standard">111011101101110101100110 <text:s/>000000001111111100000000 <text:s/>111011101101110101100110 <text:s/></text:p>
      <text:list xml:id="list55946692313314" text:continue-numbering="true" text:style-name="WWNum2">
        <text:list-item>
          <text:p text:style-name="P20"><text:bookmark text:name="_8pyd2lotvo3r"/>Exercise 26</text:p>
        </text:list-item>
      </text:list>
      <text:p text:style-name="Standard">To save memory, many programmers use a “word” (as we study in unit 1, the minimum storage unit in memory that has a computer system) to indicate for each of the bits a state. For example, if the word is 4 bits you could use the first one to know if the player is alive, the second one to know if he plays with a keyboard or a joystick, the third one to know if he has extra life and the fourth one to know if it's a network game. Thus, instead of using 16 bits (4 data to be stored, each 4-bit), it only uses 4.</text:p>
      <text:p text:style-name="Standard">The problem arises when you have to activate or deactivate one of these bits and, of course, get the value you save. With what you already know about binary operations, can you think of any way to do it easily?</text:p>
      <text:p text:style-name="Standard">For instance, with the word 0101:</text:p>
      <text:list xml:id="list4261922860" text:style-name="WWNum8">
        <text:list-item>
          <text:p text:style-name="P12">How can I activate bit 1 to get the word 0111? </text:p>
        </text:list-item>
        <text:list-item>
          <text:p text:style-name="P13">And disable bit 0 to get the word 0110? </text:p>
        </text:list-item>
        <text:list-item>
          <text:p text:style-name="P14">And how can I get the state of the bit 3 (zero)?</text:p>
        </text:list-item>
      </text:list>
      <text:p text:style-name="Standard">Share the solution of the last 3 exercises and your doubts in the forum! If a classmate has trouble with him or her, try to hel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2"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51"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2. Information representation</text:span></text:p>
      </style:header>
      <style:footer>
        <text:p text:style-name="MP4"><text:span text:style-name="MT1">CFGS DAM/DAW<text:tab/><text:tab/>Unit 02 - Page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46" meta:page-count="2" meta:paragraph-count="92" meta:word-count="891" meta:character-count="5538" meta:non-whitespace-character-count="4511"/>
    <meta:generator>LibreOfficeDev/6.0.5.2$Linux_X86_64 LibreOffice_project/</meta:generator>
  </office:meta>
</office:document-meta>
</file>

<file path=Object 10/content.xml><?xml version="1.0" encoding="utf-8"?>
<math xmlns="http://www.w3.org/1998/Math/MathML" display="block">
  <semantics>
    <mrow>
      <mn>101</mn>
      <msub>
        <mn>1</mn>
        <mrow>
          <mrow/>
          <mrow/>
        </mrow>
      </msub>
    </mrow>
    <annotation encoding="StarMath 5.0">101 {1} rsub {(2}</annotation>
  </semantics>
</math>
</file>

<file path=Object 12/content.xml><?xml version="1.0" encoding="utf-8"?>
<math xmlns="http://www.w3.org/1998/Math/MathML" display="block">
  <semantics>
    <msub>
      <mn>8</mn>
      <mrow>
        <mrow/>
        <mrow/>
      </mrow>
    </msub>
    <annotation encoding="StarMath 5.0">{8} rsub {(10}</annotation>
  </semantics>
</math>
</file>

<file path=Object 14/content.xml><?xml version="1.0" encoding="utf-8"?>
<math xmlns="http://www.w3.org/1998/Math/MathML" display="block">
  <semantics>
    <mrow>
      <mn>51</mn>
      <msub>
        <mn>2</mn>
        <mrow>
          <mrow/>
          <mrow/>
        </mrow>
      </msub>
    </mrow>
    <annotation encoding="StarMath 5.0"> 51 {2} rsub {(10}</annotation>
  </semantics>
</math>
</file>

<file path=Object 16/content.xml><?xml version="1.0" encoding="utf-8"?>
<math xmlns="http://www.w3.org/1998/Math/MathML" display="block">
  <semantics>
    <mrow>
      <mn>20,62</mn>
      <msub>
        <mn>5</mn>
        <mrow>
          <mrow/>
          <mrow/>
        </mrow>
      </msub>
    </mrow>
    <annotation encoding="StarMath 5.0">20,62 {5} rsub {(10}</annotation>
  </semantics>
</math>
</file>

<file path=Object 18/content.xml><?xml version="1.0" encoding="utf-8"?>
<math xmlns="http://www.w3.org/1998/Math/MathML" display="block">
  <semantics>
    <mrow>
      <mn>25</mn>
      <msub>
        <mn>5</mn>
        <mrow>
          <mrow/>
          <mrow/>
        </mrow>
      </msub>
    </mrow>
    <annotation encoding="StarMath 5.0">25 {5} rsub {(10}</annotation>
  </semantics>
</math>
</file>

<file path=Object 2/content.xml><?xml version="1.0" encoding="utf-8"?>
<math xmlns="http://www.w3.org/1998/Math/MathML" display="block">
  <semantics>
    <mrow>
      <mn>100</mn>
      <msub>
        <mn>1</mn>
        <mrow>
          <mrow/>
          <mrow/>
        </mrow>
      </msub>
    </mrow>
    <annotation encoding="StarMath 5.0">100 {1} rsub {(2}</annotation>
  </semantics>
</math>
</file>

<file path=Object 20/content.xml><?xml version="1.0" encoding="utf-8"?>
<math xmlns="http://www.w3.org/1998/Math/MathML" display="block">
  <semantics>
    <mrow>
      <mn>3560,7</mn>
      <msub>
        <mn>5</mn>
        <mrow>
          <mrow/>
          <mrow/>
        </mrow>
      </msub>
    </mrow>
    <annotation encoding="StarMath 5.0">3560,7 {5} rsub {(10}</annotation>
  </semantics>
</math>
</file>

<file path=Object 22/content.xml><?xml version="1.0" encoding="utf-8"?>
<math xmlns="http://www.w3.org/1998/Math/MathML" display="block">
  <semantics>
    <mrow>
      <mn>10010010</mn>
      <msub>
        <mn>1</mn>
        <mrow>
          <mrow/>
          <mrow/>
        </mrow>
      </msub>
    </mrow>
    <annotation encoding="StarMath 5.0">10010010 {1} rsub {(2}</annotation>
  </semantics>
</math>
</file>

<file path=Object 24/content.xml><?xml version="1.0" encoding="utf-8"?>
<math xmlns="http://www.w3.org/1998/Math/MathML" display="block">
  <semantics>
    <mrow>
      <mn>100000000</mn>
      <msub>
        <mn>0</mn>
        <mrow>
          <mrow/>
          <mrow/>
        </mrow>
      </msub>
    </mrow>
    <annotation encoding="StarMath 5.0">100000000 {0} rsub {(2}</annotation>
  </semantics>
</math>
</file>

<file path=Object 26/content.xml><?xml version="1.0" encoding="utf-8"?>
<math xmlns="http://www.w3.org/1998/Math/MathML" display="block">
  <semantics>
    <mrow>
      <mn>100100</mn>
      <msub>
        <mn>1</mn>
        <mrow>
          <mrow/>
          <mrow/>
        </mrow>
      </msub>
    </mrow>
    <annotation encoding="StarMath 5.0">100100 {1} rsub {(2}</annotation>
  </semantics>
</math>
</file>

<file path=Object 28/content.xml><?xml version="1.0" encoding="utf-8"?>
<math xmlns="http://www.w3.org/1998/Math/MathML" display="block">
  <semantics>
    <mrow>
      <mn>1111</mn>
      <msub>
        <mn>1</mn>
        <mrow>
          <mrow/>
          <mrow/>
        </mrow>
      </msub>
    </mrow>
    <annotation encoding="StarMath 5.0">1111 {1} rsub {(2}</annotation>
  </semantics>
</math>
</file>

<file path=Object 30/content.xml><?xml version="1.0" encoding="utf-8"?>
<math xmlns="http://www.w3.org/1998/Math/MathML" display="block">
  <semantics>
    <mrow>
      <mn>5</mn>
      <mi>A</mi>
      <mn>4</mn>
      <msub>
        <mn>3</mn>
        <mrow>
          <mrow/>
          <mrow/>
        </mrow>
      </msub>
    </mrow>
    <annotation encoding="StarMath 5.0">5A4 {3} rsub {(16}</annotation>
  </semantics>
</math>
</file>

<file path=Object 32/content.xml><?xml version="1.0" encoding="utf-8"?>
<math xmlns="http://www.w3.org/1998/Math/MathML" display="block">
  <semantics>
    <mrow>
      <mi mathvariant="italic">BE</mi>
      <msub>
        <mi>A</mi>
        <mrow>
          <mrow/>
          <mrow/>
        </mrow>
      </msub>
    </mrow>
    <annotation encoding="StarMath 5.0">BE {A} rsub {(16}</annotation>
  </semantics>
</math>
</file>

<file path=Object 34/content.xml><?xml version="1.0" encoding="utf-8"?>
<math xmlns="http://www.w3.org/1998/Math/MathML" display="block">
  <semantics>
    <mrow>
      <mn>23</mn>
      <msub>
        <mi>A</mi>
        <mrow>
          <mrow/>
          <mrow/>
        </mrow>
      </msub>
    </mrow>
    <annotation encoding="StarMath 5.0">23 {A} rsub {(16}</annotation>
  </semantics>
</math>
</file>

<file path=Object 36/content.xml><?xml version="1.0" encoding="utf-8"?>
<math xmlns="http://www.w3.org/1998/Math/MathML" display="block">
  <semantics>
    <mrow>
      <mn>10</mn>
      <msub>
        <mn>0</mn>
        <mrow>
          <mrow/>
          <mrow/>
        </mrow>
      </msub>
    </mrow>
    <annotation encoding="StarMath 5.0">10 {0} rsub {(16}</annotation>
  </semantics>
</math>
</file>

<file path=Object 38/content.xml><?xml version="1.0" encoding="utf-8"?>
<math xmlns="http://www.w3.org/1998/Math/MathML" display="block">
  <semantics>
    <mrow>
      <mi>F</mi>
      <mn>41</mn>
      <msub>
        <mn>0</mn>
        <mrow>
          <mrow/>
          <mrow/>
        </mrow>
      </msub>
    </mrow>
    <annotation encoding="StarMath 5.0">F41 {0} rsub {(16}</annotation>
  </semantics>
</math>
</file>

<file path=Object 4/content.xml><?xml version="1.0" encoding="utf-8"?>
<math xmlns="http://www.w3.org/1998/Math/MathML" display="block">
  <semantics>
    <mrow>
      <mn>11001</mn>
      <msub>
        <mn>0</mn>
        <mrow>
          <mrow/>
          <mrow/>
        </mrow>
      </msub>
    </mrow>
    <annotation encoding="StarMath 5.0">11001 {0} rsub {(2}</annotation>
  </semantics>
</math>
</file>

<file path=Object 40/content.xml><?xml version="1.0" encoding="utf-8"?>
<math xmlns="http://www.w3.org/1998/Math/MathML" display="block">
  <semantics>
    <mrow>
      <mn>10010</mn>
      <msub>
        <mn>1</mn>
        <mrow>
          <mrow/>
          <mrow/>
        </mrow>
      </msub>
    </mrow>
    <annotation encoding="StarMath 5.0">10010 {1} rsub {(2}</annotation>
  </semantics>
</math>
</file>

<file path=Object 42/content.xml><?xml version="1.0" encoding="utf-8"?>
<math xmlns="http://www.w3.org/1998/Math/MathML" display="block">
  <semantics>
    <mrow>
      <mn>1110</mn>
      <msub>
        <mn>1</mn>
        <mrow>
          <mrow/>
          <mrow/>
        </mrow>
      </msub>
    </mrow>
    <annotation encoding="StarMath 5.0">1110 {1} rsub {(2}</annotation>
  </semantics>
</math>
</file>

<file path=Object 44/content.xml><?xml version="1.0" encoding="utf-8"?>
<math xmlns="http://www.w3.org/1998/Math/MathML" display="block">
  <semantics>
    <mrow>
      <mn>11001</mn>
      <msub>
        <mn>1</mn>
        <mrow>
          <mrow/>
          <mrow/>
        </mrow>
      </msub>
    </mrow>
    <annotation encoding="StarMath 5.0">11001 {1} rsub {(2}</annotation>
  </semantics>
</math>
</file>

<file path=Object 46/content.xml><?xml version="1.0" encoding="utf-8"?>
<math xmlns="http://www.w3.org/1998/Math/MathML" display="block">
  <semantics>
    <mrow>
      <mn>10</mn>
      <msub>
        <mn>0</mn>
        <mrow>
          <mrow/>
          <mrow/>
        </mrow>
      </msub>
    </mrow>
    <annotation encoding="StarMath 5.0">10 {0} rsub {(2}</annotation>
  </semantics>
</math>
</file>

<file path=Object 48/content.xml><?xml version="1.0" encoding="utf-8"?>
<math xmlns="http://www.w3.org/1998/Math/MathML" display="block">
  <semantics>
    <mrow>
      <mn>1101010</mn>
      <msub>
        <mn>1</mn>
        <mrow>
          <mrow/>
          <mrow/>
        </mrow>
      </msub>
    </mrow>
    <annotation encoding="StarMath 5.0">1101010 {1} rsub {(2}</annotation>
  </semantics>
</math>
</file>

<file path=Object 50/content.xml><?xml version="1.0" encoding="utf-8"?>
<math xmlns="http://www.w3.org/1998/Math/MathML" display="block">
  <semantics>
    <mrow>
      <mn>52</mn>
      <msub>
        <mn>1</mn>
        <mrow>
          <mrow/>
          <mrow/>
        </mrow>
      </msub>
    </mrow>
    <annotation encoding="StarMath 5.0">52 {1} rsub {(8}</annotation>
  </semantics>
</math>
</file>

<file path=Object 52/content.xml><?xml version="1.0" encoding="utf-8"?>
<math xmlns="http://www.w3.org/1998/Math/MathML" display="block">
  <semantics>
    <mrow>
      <mn>123</mn>
      <msub>
        <mn>4</mn>
        <mrow>
          <mrow/>
          <mrow/>
        </mrow>
      </msub>
    </mrow>
    <annotation encoding="StarMath 5.0">123 {4} rsub {(8}</annotation>
  </semantics>
</math>
</file>

<file path=Object 54/content.xml><?xml version="1.0" encoding="utf-8"?>
<math xmlns="http://www.w3.org/1998/Math/MathML" display="block">
  <semantics>
    <mrow>
      <mn>10</mn>
      <msub>
        <mn>0</mn>
        <mrow>
          <mrow/>
          <mrow/>
        </mrow>
      </msub>
    </mrow>
    <annotation encoding="StarMath 5.0">10 {0} rsub {(8}</annotation>
  </semantics>
</math>
</file>

<file path=Object 56/content.xml><?xml version="1.0" encoding="utf-8"?>
<math xmlns="http://www.w3.org/1998/Math/MathML" display="block">
  <semantics>
    <mrow>
      <mn>754</mn>
      <msub>
        <mn>3</mn>
        <mrow>
          <mrow/>
          <mrow/>
        </mrow>
      </msub>
    </mrow>
    <annotation encoding="StarMath 5.0">754 {3} rsub {(8}</annotation>
  </semantics>
</math>
</file>

<file path=Object 58/content.xml><?xml version="1.0" encoding="utf-8"?>
<math xmlns="http://www.w3.org/1998/Math/MathML" display="block">
  <semantics>
    <mrow>
      <mn>11</mn>
      <msub>
        <mn>1</mn>
        <mrow>
          <mrow/>
          <mrow/>
        </mrow>
      </msub>
    </mrow>
    <annotation encoding="StarMath 5.0">11 {1} rsub {(8}</annotation>
  </semantics>
</math>
</file>

<file path=Object 6/content.xml><?xml version="1.0" encoding="utf-8"?>
<math xmlns="http://www.w3.org/1998/Math/MathML" display="block">
  <semantics>
    <mrow>
      <mn>101</mn>
      <msub>
        <mn>0</mn>
        <mrow>
          <mrow/>
          <mrow/>
        </mrow>
      </msub>
    </mrow>
    <annotation encoding="StarMath 5.0">101 {0} rsub {(2}</annotation>
  </semantics>
</math>
</file>

<file path=Object 60/content.xml><?xml version="1.0" encoding="utf-8"?>
<math xmlns="http://www.w3.org/1998/Math/MathML" display="block">
  <semantics>
    <mrow>
      <mi>F</mi>
      <mn>2</mn>
      <mi>A</mi>
      <msub>
        <mn>3</mn>
        <mrow>
          <mrow/>
          <mrow/>
        </mrow>
      </msub>
    </mrow>
    <annotation encoding="StarMath 5.0">F2A {3} rsub {(16}</annotation>
  </semantics>
</math>
</file>

<file path=Object 62/content.xml><?xml version="1.0" encoding="utf-8"?>
<math xmlns="http://www.w3.org/1998/Math/MathML" display="block">
  <semantics>
    <mrow>
      <mn>422</mn>
      <msub>
        <mn>7</mn>
        <mrow>
          <mrow/>
          <mrow/>
        </mrow>
      </msub>
    </mrow>
    <annotation encoding="StarMath 5.0">422 {7} rsub {(16}</annotation>
  </semantics>
</math>
</file>

<file path=Object 64/content.xml><?xml version="1.0" encoding="utf-8"?>
<math xmlns="http://www.w3.org/1998/Math/MathML" display="block">
  <semantics>
    <mrow>
      <mn>422</mn>
      <msub>
        <mn>7</mn>
        <mrow>
          <mrow/>
          <mrow/>
        </mrow>
      </msub>
    </mrow>
    <annotation encoding="StarMath 5.0">422 {7} rsub {(8}</annotation>
  </semantics>
</math>
</file>

<file path=Object 66/content.xml><?xml version="1.0" encoding="utf-8"?>
<math xmlns="http://www.w3.org/1998/Math/MathML" display="block">
  <semantics>
    <mrow>
      <mi mathvariant="italic">AAF</mi>
      <msub>
        <mi>F</mi>
        <mrow>
          <mrow/>
          <mrow/>
        </mrow>
      </msub>
    </mrow>
    <annotation encoding="StarMath 5.0">AAF {F} rsub {(16}</annotation>
  </semantics>
</math>
</file>

<file path=Object 68/content.xml><?xml version="1.0" encoding="utf-8"?>
<math xmlns="http://www.w3.org/1998/Math/MathML" display="block">
  <semantics>
    <mrow>
      <mn>1</mn>
      <msub>
        <mn>6</mn>
        <mrow>
          <mrow/>
          <mrow/>
        </mrow>
      </msub>
    </mrow>
    <annotation encoding="StarMath 5.0">1 {6} rsub {(10}</annotation>
  </semantics>
</math>
</file>

<file path=Object 70/content.xml><?xml version="1.0" encoding="utf-8"?>
<math xmlns="http://www.w3.org/1998/Math/MathML" display="block">
  <semantics>
    <mrow>
      <mn>42</mn>
      <msub>
        <mn>7</mn>
        <mrow>
          <mrow/>
          <mrow/>
        </mrow>
      </msub>
    </mrow>
    <annotation encoding="StarMath 5.0">42 {7} rsub {(10}</annotation>
  </semantics>
</math>
</file>

<file path=Object 72/content.xml><?xml version="1.0" encoding="utf-8"?>
<math xmlns="http://www.w3.org/1998/Math/MathML" display="block">
  <semantics>
    <mrow>
      <mn>25</mn>
      <msub>
        <mn>5</mn>
        <mrow>
          <mrow/>
          <mrow/>
        </mrow>
      </msub>
    </mrow>
    <annotation encoding="StarMath 5.0">25 {5} rsub {(10}</annotation>
  </semantics>
</math>
</file>

<file path=Object 74/content.xml><?xml version="1.0" encoding="utf-8"?>
<math xmlns="http://www.w3.org/1998/Math/MathML" display="block">
  <semantics>
    <mrow>
      <mn>53</mn>
      <msub>
        <mn>4</mn>
        <mrow>
          <mrow/>
          <mrow/>
        </mrow>
      </msub>
    </mrow>
    <annotation encoding="StarMath 5.0"> 53 {4} rsub {(10}</annotation>
  </semantics>
</math>
</file>

<file path=Object 76/content.xml><?xml version="1.0" encoding="utf-8"?>
<math xmlns="http://www.w3.org/1998/Math/MathML" display="block">
  <semantics>
    <mrow>
      <mn>1</mn>
      <msub>
        <mn>6</mn>
        <mrow>
          <mrow/>
          <mrow/>
        </mrow>
      </msub>
    </mrow>
    <annotation encoding="StarMath 5.0">1 {6} rsub {(10}</annotation>
  </semantics>
</math>
</file>

<file path=Object 78/content.xml><?xml version="1.0" encoding="utf-8"?>
<math xmlns="http://www.w3.org/1998/Math/MathML" display="block">
  <semantics>
    <mrow>
      <mn>42</mn>
      <msub>
        <mn>7</mn>
        <mrow>
          <mrow/>
          <mrow/>
        </mrow>
      </msub>
    </mrow>
    <annotation encoding="StarMath 5.0">42 {7} rsub {(10}</annotation>
  </semantics>
</math>
</file>

<file path=Object 8/content.xml><?xml version="1.0" encoding="utf-8"?>
<math xmlns="http://www.w3.org/1998/Math/MathML" display="block">
  <semantics>
    <mrow>
      <mn>100101,10</mn>
      <msub>
        <mn>1</mn>
        <mrow>
          <mrow/>
          <mrow/>
        </mrow>
      </msub>
    </mrow>
    <annotation encoding="StarMath 5.0">100101,10 {1} rsub {(2}</annotation>
  </semantics>
</math>
</file>

<file path=Object 80/content.xml><?xml version="1.0" encoding="utf-8"?>
<math xmlns="http://www.w3.org/1998/Math/MathML" display="block">
  <semantics>
    <mrow>
      <mn>25</mn>
      <msub>
        <mn>5</mn>
        <mrow>
          <mrow/>
          <mrow/>
        </mrow>
      </msub>
    </mrow>
    <annotation encoding="StarMath 5.0">25 {5} rsub {(10}</annotation>
  </semantics>
</math>
</file>

<file path=Object 82/content.xml><?xml version="1.0" encoding="utf-8"?>
<math xmlns="http://www.w3.org/1998/Math/MathML" display="block">
  <semantics>
    <mrow>
      <mn>53</mn>
      <msub>
        <mn>4</mn>
        <mrow>
          <mrow/>
          <mrow/>
        </mrow>
      </msub>
    </mrow>
    <annotation encoding="StarMath 5.0"> 53 {4} rsub {(10}</annotation>
  </semantics>
</math>
</file>

<file path=Object 84/content.xml><?xml version="1.0" encoding="utf-8"?>
<math xmlns="http://www.w3.org/1998/Math/MathML" display="block">
  <semantics>
    <msup>
      <mn>2</mn>
      <mrow>
        <mi>n</mi>
        <mo stretchy="false">−</mo>
        <mn>1</mn>
      </mrow>
    </msup>
    <annotation encoding="StarMath 5.0">{2} ^ {n-1}</annotation>
  </semantics>
</math>
</file>

<file path=Object 86/content.xml><?xml version="1.0" encoding="utf-8"?>
<math xmlns="http://www.w3.org/1998/Math/MathML" display="block">
  <semantics>
    <mrow>
      <mn>111111110000000000000000000</mn>
      <msub>
        <mn>0</mn>
        <mrow>
          <mrow/>
          <mrow/>
        </mrow>
      </msub>
    </mrow>
    <annotation encoding="StarMath 5.0">111111110000000000000000000 {0} rsub {(2}</annotation>
  </semantics>
</math>
</file>

<file path=Object 88/content.xml><?xml version="1.0" encoding="utf-8"?>
<math xmlns="http://www.w3.org/1998/Math/MathML" display="block">
  <semantics>
    <mrow>
      <mi mathvariant="italic">FF</mi>
      <mn>000</mn>
      <msub>
        <mn>0</mn>
        <mrow>
          <mrow/>
          <mrow/>
        </mrow>
      </msub>
    </mrow>
    <annotation encoding="StarMath 5.0">FF000 {0} rsub {(16}</annotation>
  </semantics>
</math>
</file>

<file path=Object 90/content.xml><?xml version="1.0" encoding="utf-8"?>
<math xmlns="http://www.w3.org/1998/Math/MathML" display="block">
  <semantics>
    <mrow>
      <mn>11111111100000000000000000000000000000000000</mn>
      <msub>
        <mn>0</mn>
        <mrow>
          <mrow/>
          <mrow/>
        </mrow>
      </msub>
    </mrow>
    <annotation encoding="StarMath 5.0">11111111100000000000000000000000000000000000 {0} rsub {(2}</annotation>
  </semantics>
</math>
</file>

<file path=Object 92/content.xml><?xml version="1.0" encoding="utf-8"?>
<math xmlns="http://www.w3.org/1998/Math/MathML" display="block">
  <semantics>
    <mrow>
      <mi mathvariant="italic">FF</mi>
      <mn>800</mn>
      <msub>
        <mn>0</mn>
        <mrow>
          <mrow/>
          <mrow/>
        </mrow>
      </msub>
    </mrow>
    <annotation encoding="StarMath 5.0">FF800 {0} rsub {(16}</annotation>
  </semantics>
</math>
</file>